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gr10" style:family="graphic" style:parent-style-name="standard">
      <style:graphic-properties draw:stroke="none" svg:stroke-color="#000000" draw:fill="none" draw:fill-color="#ffffff" fo:min-height="1.143cm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5pt" style:font-name-asian="Calibri1" style:font-size-asian="15pt" style:font-name-complex="Calibri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34cm" svg:height="1.524cm" svg:x="11.541cm" svg:y="1.254cm">
          <text:p text:style-name="P1">identifiable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191cm" svg:height="1.778cm" svg:x="12.43cm" svg:y="4.175cm">
          <text:p text:style-name="P1">Access Modifi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72cm" svg:height="1.524cm" svg:x="5.699cm" svg:y="7.096cm">
          <text:p text:style-name="P1">Publi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524cm" svg:x="11.414cm" svg:y="7.223cm">
          <text:p text:style-name="P1">Priv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572cm" svg:height="1.524cm" svg:x="21.733cm" svg:y="7.35cm">
          <text:p text:style-name="P1">Protecte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064cm" svg:height="1.397cm" svg:x="12.176cm" svg:y="10.398cm">
          <text:p text:style-name="P1">Fie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85cm" svg:height="3.175cm" svg:x="21.955cm" svg:y="10.525cm">
          <text:p text:style-name="P2"><text:span text:style-name="T1">void add_identifier</text:span></text:p>
          <text:p text:style-name="P2"><text:span text:style-name="T1">(string id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477cm" svg:height="1.524cm" svg:x="1cm" svg:y="15.097cm">
          <text:p text:style-name="P2"><text:span text:style-name="T1">void IdentifiableObject</text:span></text:p>
          <text:p text:style-name="P2"><text:span text:style-name="T1">(vector&lt;string&gt; ident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572cm" svg:height="1.524cm" svg:x="9.255cm" svg:y="14.97cm">
          <text:p text:style-name="P2"><text:span text:style-name="T1">bool are_you</text:span></text:p>
          <text:p text:style-name="P2"><text:span text:style-name="T1">(string id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72cm" svg:height="1.524cm" svg:x="15.732cm" svg:y="15.097cm">
          <text:p text:style-name="P2"><text:span text:style-name="T1">string first_id(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208cm" svg:y1="2.778cm" svg:x2="14.525cm" svg:y2="4.175cm" draw:start-shape="id1" draw:start-glue-point="2" draw:end-shape="id2" svg:d="m14208 2778v699h317v698" svg:viewBox="0 0 318 1398">
          <text:p/>
        </draw:connector>
        <draw:connector draw:style-name="gr2" draw:text-style-name="P1" draw:layer="layout" svg:x1="14.525cm" svg:y1="5.953cm" svg:x2="7.985cm" svg:y2="7.096cm" draw:start-shape="id2" draw:start-glue-point="2" draw:end-shape="id3" draw:end-glue-point="0" svg:d="m14525 5953v572h-6540v571" svg:viewBox="0 0 6541 1144">
          <text:p/>
        </draw:connector>
        <draw:connector draw:style-name="gr2" draw:text-style-name="P1" draw:layer="layout" svg:x1="14.499cm" svg:y1="6.456cm" svg:x2="24.019cm" svg:y2="7.35cm" draw:end-shape="id4" draw:end-glue-point="0" svg:d="m14499 6456v197h9520v697" svg:viewBox="0 0 9521 895">
          <text:p/>
        </draw:connector>
        <draw:line draw:style-name="gr3" draw:text-style-name="P1" draw:layer="layout" svg:x1="14.462cm" svg:y1="6.588cm" svg:x2="14.462cm" svg:y2="7.35cm">
          <text:p/>
        </draw:line>
        <draw:line draw:style-name="gr3" draw:text-style-name="P1" draw:layer="layout" svg:x1="14.335cm" svg:y1="8.747cm" svg:x2="14.335cm" svg:y2="10.398cm">
          <text:p/>
        </draw:line>
        <draw:line draw:style-name="gr3" draw:text-style-name="P1" draw:layer="layout" svg:x1="24.019cm" svg:y1="8.874cm" svg:x2="23.987cm" svg:y2="10.525cm">
          <text:p/>
        </draw:line>
        <draw:connector draw:style-name="gr2" draw:text-style-name="P1" draw:layer="layout" svg:x1="4.238cm" svg:y1="15.097cm" svg:x2="18.018cm" svg:y2="15.097cm" draw:start-shape="id5" draw:start-glue-point="0" draw:end-shape="id6" draw:end-glue-point="0" svg:d="m4238 15097v-501h13780v501" svg:viewBox="0 0 13781 502">
          <text:p/>
        </draw:connector>
        <draw:line draw:style-name="gr3" draw:text-style-name="P1" draw:layer="layout" svg:x1="7.985cm" svg:y1="8.747cm" svg:x2="7.985cm" svg:y2="14.716cm">
          <text:p/>
        </draw:line>
        <draw:custom-shape draw:style-name="gr1" draw:text-style-name="P1" xml:id="id8" draw:id="id8" draw:layer="layout" svg:width="4.064cm" svg:height="1.397cm" svg:x="16.875cm" svg:y="12.176cm">
          <text:p text:style-name="P2"><text:span text:style-name="T1">_identifier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955cm" svg:y1="12.811cm" svg:x2="20.939cm" svg:y2="12.811cm">
          <text:p/>
        </draw:line>
        <draw:connector draw:style-name="gr2" draw:text-style-name="P1" draw:layer="layout" svg:x1="14.208cm" svg:y1="11.795cm" svg:x2="16.875cm" svg:y2="12.874cm" draw:start-shape="id7" draw:start-glue-point="2" draw:end-shape="id8" draw:end-glue-point="3" svg:d="m14208 11795v1079h2667" svg:viewBox="0 0 2668 1080">
          <text:p/>
        </draw:connector>
        <draw:line draw:style-name="gr4" draw:text-style-name="P1" draw:layer="layout" svg:x1="19.161cm" svg:y1="13.573cm" svg:x2="19.161cm" svg:y2="14.716cm">
          <text:p/>
        </draw:line>
        <draw:line draw:style-name="gr4" draw:text-style-name="P1" draw:layer="layout" svg:x1="19.161cm" svg:y1="14.716cm" svg:x2="23.225cm" svg:y2="14.716cm">
          <text:p/>
        </draw:line>
        <draw:line draw:style-name="gr4" draw:text-style-name="P1" xml:id="id9" draw:id="id9" draw:layer="layout" svg:x1="23.225cm" svg:y1="14.716cm" svg:x2="23.225cm" svg:y2="19.669cm">
          <text:p/>
        </draw:line>
        <draw:connector draw:style-name="gr2" draw:text-style-name="P1" draw:layer="layout" svg:x1="4.238cm" svg:y1="16.621cm" svg:x2="23.225cm" svg:y2="19.669cm" draw:start-shape="id5" draw:start-glue-point="2" draw:end-shape="id9" draw:end-glue-point="2" svg:d="m4238 16621v3048h18987" svg:viewBox="0 0 18988 3049">
          <text:p/>
        </draw:connector>
        <draw:line draw:style-name="gr4" draw:text-style-name="P1" draw:layer="layout" svg:x1="18.145cm" svg:y1="16.621cm" svg:x2="18.145cm" svg:y2="17.51cm">
          <text:p/>
        </draw:line>
        <draw:line draw:style-name="gr4" draw:text-style-name="P1" draw:layer="layout" svg:x1="18.145cm" svg:y1="17.51cm" svg:x2="23.225cm" svg:y2="17.51cm">
          <text:p/>
        </draw:line>
        <draw:connector draw:style-name="gr2" draw:text-style-name="P1" draw:layer="layout" svg:x1="11.541cm" svg:y1="16.494cm" svg:x2="23.225cm" svg:y2="17.192cm" draw:start-shape="id10" draw:start-glue-point="2" draw:end-shape="id9" draw:end-glue-point="1" svg:d="m11541 16494v698h11684" svg:viewBox="0 0 11685 699">
          <text:p/>
        </draw:connector>
        <draw:frame draw:style-name="gr5" draw:layer="layout" svg:width="3.556cm" svg:height="1.016cm" svg:x="14.97cm" svg:y="3.286cm">
          <draw:text-box>
            <text:p>Contain</text:p>
          </draw:text-box>
        </draw:frame>
        <draw:frame draw:style-name="gr6" draw:layer="layout" svg:width="0.502cm" svg:height="1.187cm" svg:x="17.129cm" svg:y="3.667cm">
          <draw:text-box>
            <text:p/>
          </draw:text-box>
        </draw:frame>
        <draw:frame draw:style-name="gr7" draw:layer="layout" svg:width="2.921cm" svg:height="1.139cm" svg:x="16.875cm" svg:y="5.699cm">
          <draw:text-box>
            <text:p>Includes</text:p>
          </draw:text-box>
        </draw:frame>
        <draw:frame draw:style-name="gr8" draw:layer="layout" svg:width="2.032cm" svg:height="0.962cm" svg:x="24.622cm" svg:y="9.382cm">
          <draw:text-box>
            <text:p>Has</text:p>
          </draw:text-box>
        </draw:frame>
        <draw:frame draw:style-name="gr9" draw:layer="layout" svg:width="2.032cm" svg:height="1.266cm" svg:x="5.572cm" svg:y="10.525cm">
          <draw:text-box>
            <text:p>Has</text:p>
          </draw:text-box>
        </draw:frame>
        <draw:frame draw:style-name="gr10" draw:layer="layout" svg:width="2.159cm" svg:height="1.393cm" svg:x="15.097cm" svg:y="8.874cm">
          <draw:text-box>
            <text:p>Has</text:p>
          </draw:text-box>
        </draw:frame>
        <draw:frame draw:style-name="gr11" draw:layer="layout" svg:width="1.651cm" svg:height="1.012cm" svg:x="14.335cm" svg:y="13.192cm">
          <draw:text-box>
            <text:p>Has</text:p>
          </draw:text-box>
        </draw:frame>
        <draw:frame draw:style-name="gr7" draw:layer="layout" svg:width="2.159cm" svg:height="1.139cm" svg:x="19.542cm" svg:y="10.906cm">
          <draw:text-box>
            <text:p>Add</text:p>
          </draw:text-box>
        </draw:frame>
        <draw:frame draw:style-name="gr11" draw:layer="layout" svg:width="4.191cm" svg:height="1.012cm" svg:x="5.826cm" svg:y="18.78cm">
          <draw:text-box>
            <text:p>Initializes</text:p>
          </draw:text-box>
        </draw:frame>
        <draw:frame draw:style-name="gr11" draw:layer="layout" svg:width="2.921cm" svg:height="2.384cm" svg:x="12.557cm" svg:y="17.383cm">
          <draw:text-box>
            <text:p>Cheking of string passed</text:p>
          </draw:text-box>
        </draw:frame>
        <draw:frame draw:style-name="gr12" draw:layer="layout" svg:width="4.953cm" svg:height="2.384cm" svg:x="18.653cm" svg:y="17.637cm">
          <draw:text-box>
            <text:p>Return first string in array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Tze</meta:initial-creator>
    <meta:creation-date>2014-10-01T09:21:53.400233560</meta:creation-date>
    <dc:date>2014-10-01T11:26:38.516628868</dc:date>
    <dc:creator>Brian Tze</dc:creator>
    <meta:editing-duration>P0D</meta:editing-duration>
    <meta:editing-cycles>2</meta:editing-cycles>
    <meta:generator>LibreOffice/4.1.6.2$Linux_X86_64 LibreOffice_project/410m0$Build-2</meta:generator>
    <meta:document-statistic meta:object-count="39"/>
  </office:meta>
</office:document-meta>
</file>